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quick brown fox jumped over the</text:p>
      <text:p text:style-name="Standard">lazy dog's back. <text:s/>Now is the time for</text:p>
      <text:p text:style-name="Standard">all good men to come to the aid of the</text:p>
      <text:p text:style-name="Standard">party. <text:s/>This is a simple test docu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8-30T19:14:00</meta:creation-date>
    <meta:document-statistic meta:table-count="0" meta:image-count="0" meta:object-count="0" meta:page-count="1" meta:paragraph-count="4" meta:word-count="32" meta:character-count="149"/>
    <dc:date>2015-08-30T19:14:42</dc:date>
    <meta:editing-duration>PT48S</meta:editing-duration>
    <meta:editing-cycles>1</meta:editing-cycles>
    <meta:generator>OpenOffice/4.1.1$Unix OpenOffice.org_project/411m6$Build-9775</meta:generator>
  </office:meta>
</office:document-meta>
</file>